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8d27" officeooo:paragraph-rsid="000b8d27"/>
    </style:style>
    <style:style style:name="P2" style:family="paragraph" style:parent-style-name="Standard" style:list-style-name="L1">
      <style:text-properties officeooo:rsid="000b8d27" officeooo:paragraph-rsid="000b8d27"/>
    </style:style>
    <style:style style:name="P3" style:family="paragraph" style:parent-style-name="Standard">
      <style:text-properties officeooo:rsid="000b8d27" officeooo:paragraph-rsid="0013a87b"/>
    </style:style>
    <style:style style:name="P4" style:family="paragraph" style:parent-style-name="Standard">
      <style:text-properties officeooo:rsid="000b9d53" officeooo:paragraph-rsid="000b9d53"/>
    </style:style>
    <style:style style:name="P5" style:family="paragraph" style:parent-style-name="Standard" style:list-style-name="L1">
      <style:text-properties style:text-underline-style="solid" style:text-underline-width="auto" style:text-underline-color="font-color" fo:font-weight="bold" officeooo:rsid="000b8d27" officeooo:paragraph-rsid="000b8d27" style:font-weight-asian="bold" style:font-weight-complex="bold"/>
    </style:style>
    <style:style style:name="P6" style:family="paragraph" style:parent-style-name="Standard">
      <style:text-properties officeooo:rsid="000d7693" officeooo:paragraph-rsid="000d7693"/>
    </style:style>
    <style:style style:name="P7" style:family="paragraph" style:parent-style-name="Standard">
      <style:text-properties officeooo:rsid="000dce5c" officeooo:paragraph-rsid="000dce5c"/>
    </style:style>
    <style:style style:name="P8" style:family="paragraph" style:parent-style-name="Standard">
      <style:paragraph-properties fo:line-height="150%"/>
      <style:text-properties officeooo:rsid="000dce5c" officeooo:paragraph-rsid="000dce5c"/>
    </style:style>
    <style:style style:name="P9" style:family="paragraph" style:parent-style-name="Standard">
      <style:text-properties officeooo:rsid="000eaae1" officeooo:paragraph-rsid="000eaae1"/>
    </style:style>
    <style:style style:name="P10" style:family="paragraph" style:parent-style-name="Standard">
      <style:text-properties officeooo:rsid="00107755" officeooo:paragraph-rsid="00107755"/>
    </style:style>
    <style:style style:name="P11" style:family="paragraph" style:parent-style-name="Standard">
      <style:text-properties officeooo:rsid="00121610" officeooo:paragraph-rsid="00121610"/>
    </style:style>
    <style:style style:name="P12" style:family="paragraph" style:parent-style-name="Standard">
      <style:text-properties officeooo:rsid="00121610" officeooo:paragraph-rsid="0013a87b"/>
    </style:style>
    <style:style style:name="P13" style:family="paragraph" style:parent-style-name="Standard">
      <style:text-properties officeooo:paragraph-rsid="0012161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dce5c"/>
    </style:style>
    <style:style style:name="T4" style:family="text">
      <style:text-properties officeooo:rsid="000eaae1"/>
    </style:style>
    <style:style style:name="T5" style:family="text">
      <style:text-properties officeooo:rsid="000f8c08"/>
    </style:style>
    <style:style style:name="T6" style:family="text">
      <style:text-properties officeooo:rsid="0012161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958425" text:style-name="L1">
        <text:list-item>
          <text:p text:style-name="P5">Npc Name</text:p>
        </text:list-item>
      </text:list>
      <text:p text:style-name="P1"/>
      <text:p text:style-name="P1">Utilisé seulement pour les Dresseurs</text:p>
      <text:p text:style-name="P1"/>
      <text:list xml:id="list182654924746272" text:continue-numbering="true" text:style-name="L1">
        <text:list-item>
          <text:p text:style-name="P5">Npc ID</text:p>
        </text:list-item>
      </text:list>
      <text:p text:style-name="P1"/>
      <text:p text:style-name="P1">(int) Important pour les autres fichiers, doit être unique</text:p>
      <text:p text:style-name="P1"/>
      <text:list xml:id="list182653919760430" text:continue-numbering="true" text:style-name="L1">
        <text:list-item>
          <text:p text:style-name="P5">Npc Type</text:p>
        </text:list-item>
      </text:list>
      <text:p text:style-name="P1"/>
      <text:p text:style-name="P1">NPC, TRAINER, SELLER</text:p>
      <text:p text:style-name="P1"/>
      <text:list xml:id="list182653639497153" text:continue-numbering="true" text:style-name="L1">
        <text:list-item>
          <text:p text:style-name="P5">X</text:p>
        </text:list-item>
      </text:list>
      <text:p text:style-name="P1"/>
      <text:p text:style-name="P4">(int)</text:p>
      <text:p text:style-name="P1"/>
      <text:list xml:id="list182653895176566" text:continue-numbering="true" text:style-name="L1">
        <text:list-item>
          <text:p text:style-name="P5">Y</text:p>
        </text:list-item>
      </text:list>
      <text:p text:style-name="P1"/>
      <text:p text:style-name="P4">(int)</text:p>
      <text:p text:style-name="P1"/>
      <text:list xml:id="list182653340271698" text:continue-numbering="true" text:style-name="L1">
        <text:list-item>
          <text:p text:style-name="P5">Direction</text:p>
        </text:list-item>
      </text:list>
      <text:p text:style-name="P1"/>
      <text:p text:style-name="P4">String : WEST, SOUTH, EAST, NORTH, ou empty si défaut</text:p>
      <text:p text:style-name="P1"/>
      <text:list xml:id="list182654917219869" text:continue-numbering="true" text:style-name="L1">
        <text:list-item>
          <text:p text:style-name="P2"><text:span text:style-name="T2">Texture Name</text:span></text:p>
        </text:list-item>
      </text:list>
      <text:p text:style-name="P1"/>
      <text:p text:style-name="P6">nom du fichier de texture <text:span text:style-name="T3">(entre le ../ et le .png)</text:span></text:p>
      <text:p text:style-name="P1"/>
      <text:list xml:id="list182654962414085" text:continue-numbering="true" text:style-name="L1">
        <text:list-item>
          <text:p text:style-name="P5">Mover</text:p>
        </text:list-item>
      </text:list>
      <text:p text:style-name="P1"/>
      <text:p text:style-name="P7">Mover pour le Npc, vide si rien. Séparer les paramètres par des espaces.</text:p>
      <text:p text:style-name="P7"/>
      <text:p text:style-name="P7">Types de movers :</text:p>
      <text:p text:style-name="P7"/>
      <text:p text:style-name="P8">CM : ContinuousMover <text:span text:style-name="T4">(firstMove, </text:span><text:span text:style-name="T5">float for breakTime)</text:span></text:p>
      <text:p text:style-name="P8">NM : NoMover <text:span text:style-name="T5">(pas de param)</text:span></text:p>
      <text:p text:style-name="P8">ZM : RandomMover <text:span text:style-name="T5">(rect left, top, width, height, float for breakTime)</text:span></text:p>
      <text:p text:style-name="P8">SM : Sequence Mover <text:span text:style-name="T5">(breakTime, repeat (1 = true, 0 otherwise), liste de moves)</text:span></text:p>
      <text:p text:style-name="P8">RM : <text:span text:style-name="T4">RotationnalMover </text:span><text:span text:style-name="T5">(premier move, float for breakTime, clockwise (1 for true, 0 otherwise) )</text:span></text:p>
      <text:p text:style-name="P7"/>
      <text:p text:style-name="P7"/>
      <text:p text:style-name="P9">Moves autorisés : NO, LU, LR, LD, LL, GU, GR, GD, GL</text:p>
      <text:p text:style-name="P9">(noMove, LookUp, …, GoUp, ...)</text:p>
      <text:p text:style-name="P7"/>
      <text:p text:style-name="P1"/>
      <text:list xml:id="list182654633248706" text:continue-numbering="true" text:style-name="L1">
        <text:list-item>
          <text:p text:style-name="P5">SpawnConditions</text:p>
        </text:list-item>
      </text:list>
      <text:p text:style-name="P1"/>
      <text:p text:style-name="P10">Séparées par des +</text:p>
      <text:p text:style-name="P10"/>
      <text:p text:style-name="P10">&lt;type&gt;:&lt;value&gt;</text:p>
      <text:p text:style-name="P10"><text:soft-page-break/><text:span text:style-name="T1">Types :</text:span> </text:p>
      <text:p text:style-name="P10"/>
      <text:p text:style-name="P10">MET, NOT_MET, VISITED, NOT_VISITED, DEFEATED, NOT_DEFEATED</text:p>
      <text:p text:style-name="P10"/>
      <text:p text:style-name="P1"/>
      <text:list xml:id="list182653341678504" text:continue-numbering="true" text:style-name="L1">
        <text:list-item>
          <text:p text:style-name="P5">Trainer Money</text:p>
        </text:list-item>
      </text:list>
      <text:p text:style-name="P1"/>
      <text:p text:style-name="P11">(int). Utilisé que pour les dresseurs</text:p>
      <text:p text:style-name="P1"/>
      <text:list xml:id="list182654005764220" text:continue-numbering="true" text:style-name="L1">
        <text:list-item>
          <text:p text:style-name="P5">Sight</text:p>
        </text:list-item>
      </text:list>
      <text:p text:style-name="P1"/>
      <text:p text:style-name="P11">(int). Portée en case de la vision des dresseurs</text:p>
      <text:p text:style-name="P1"/>
      <text:list xml:id="list182654418593625" text:continue-numbering="true" text:style-name="L1">
        <text:list-item>
          <text:p text:style-name="P5">Standard Pokemons</text:p>
        </text:list-item>
      </text:list>
      <text:p text:style-name="P1"/>
      <text:p text:style-name="P11">Séparés par des +</text:p>
      <text:p text:style-name="P11"/>
      <text:p text:style-name="P11">&lt;pokemon string minuscules&gt;:&lt;level&gt;</text:p>
      <text:p text:style-name="P1"/>
      <text:list xml:id="list182653770394105" text:continue-numbering="true" text:style-name="L1">
        <text:list-item>
          <text:p text:style-name="P5">Strategic Pokemons</text:p>
        </text:list-item>
      </text:list>
      <text:p text:style-name="P3"/>
      <text:p text:style-name="P12">Séparés par des +</text:p>
      <text:p text:style-name="P12"/>
      <text:p text:style-name="P13"><text:span text:style-name="T6">&lt;pokemon strategic string&gt;:&lt;level&gt;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8T18:06:22.188000000</meta:creation-date>
    <meta:generator>LibreOffice/7.0.1.2$Windows_X86_64 LibreOffice_project/7cbcfc562f6eb6708b5ff7d7397325de9e764452</meta:generator>
    <dc:date>2020-12-28T18:26:53.061000000</dc:date>
    <meta:editing-duration>PT20M32S</meta:editing-duration>
    <meta:editing-cycles>12</meta:editing-cycles>
    <meta:document-statistic meta:table-count="0" meta:image-count="0" meta:object-count="0" meta:page-count="2" meta:paragraph-count="39" meta:word-count="202" meta:character-count="1156" meta:non-whitespace-character-count="1005"/>
  </office:meta>
</office:document-meta>
</file>